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au6" style:family="table">
      <style:table-properties style:width="16.933cm" fo:margin-left="0.011cm" fo:margin-right="0.056cm" table:align="margins"/>
    </style:style>
    <style:style style:name="Tableau6.A" style:family="table-column">
      <style:table-column-properties style:column-width="6.191cm" style:rel-column-width="23961*"/>
    </style:style>
    <style:style style:name="Tableau6.B" style:family="table-column">
      <style:table-column-properties style:column-width="10.742cm" style:rel-column-width="41574*"/>
    </style:style>
    <style:style style:name="Tableau6.A1" style:family="table-cell">
      <style:table-cell-properties fo:padding="0.079cm" fo:border="none"/>
    </style:style>
    <style:style style:name="Tableau7" style:family="table">
      <style:table-properties style:width="16.96cm" table:align="center"/>
    </style:style>
    <style:style style:name="Tableau7.A" style:family="table-column">
      <style:table-column-properties style:column-width="5.662cm"/>
    </style:style>
    <style:style style:name="Tableau7.B" style:family="table-column">
      <style:table-column-properties style:column-width="11.298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9" style:family="table">
      <style:table-properties style:width="16.91cm" table:align="center"/>
    </style:style>
    <style:style style:name="Tableau9.A" style:family="table-column">
      <style:table-column-properties style:column-width="4.475cm"/>
    </style:style>
    <style:style style:name="Tableau9.B" style:family="table-column">
      <style:table-column-properties style:column-width="4.895cm"/>
    </style:style>
    <style:style style:name="Tableau9.C" style:family="table-column">
      <style:table-column-properties style:column-width="4.63cm"/>
    </style:style>
    <style:style style:name="Tableau9.D" style:family="table-column">
      <style:table-column-properties style:column-width="2.91cm"/>
    </style:style>
    <style:style style:name="Tableau9.A1" style:family="table-cell">
      <style:table-cell-properties fo:padding="0.03cm" fo:border-left="0.035cm solid #808080" fo:border-right="none" fo:border-top="0.035cm solid #808080" fo:border-bottom="0.035cm solid #808080"/>
    </style:style>
    <style:style style:name="Tableau9.D1" style:family="table-cell">
      <style:table-cell-properties fo:padding="0.03cm" fo:border="0.035cm solid #808080"/>
    </style:style>
    <style:style style:name="Tableau9.A2" style:family="table-cell">
      <style:table-cell-properties fo:padding="0.03cm" fo:border-left="0.035cm solid #808080" fo:border-right="none" fo:border-top="none" fo:border-bottom="0.035cm solid #808080"/>
    </style:style>
    <style:style style:name="Tableau9.D2" style:family="table-cell">
      <style:table-cell-properties fo:padding="0.03cm" fo:border-left="0.035cm solid #808080" fo:border-right="0.035cm solid #808080" fo:border-top="none" fo:border-bottom="0.035cm solid #808080"/>
    </style:style>
    <style:style style:name="Tableau9.A15" style:family="table-cell">
      <style:table-cell-properties style:vertical-align="middle" fo:padding="0.03cm" fo:border-left="0.035cm solid #808080" fo:border-right="none" fo:border-top="none" fo:border-bottom="0.035cm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1" style:family="table">
      <style:table-properties style:width="16.956cm" fo:margin-left="0.011cm" fo:margin-right="0.034cm" table:align="margins" fo:keep-with-next="always"/>
    </style:style>
    <style:style style:name="Tableau11.A" style:family="table-column">
      <style:table-column-properties style:column-width="5.45cm" style:rel-column-width="21065*"/>
    </style:style>
    <style:style style:name="Tableau11.B" style:family="table-column">
      <style:table-column-properties style:column-width="11.506cm" style:rel-column-width="44470*"/>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paragraph-properties fo:text-align="start" style:justify-single-word="false"/>
    </style:style>
    <style:style style:name="P9" style:family="paragraph" style:parent-style-name="Table_20_Contents">
      <style:text-properties fo:color="#808080"/>
    </style:style>
    <style:style style:name="P10" style:family="paragraph" style:parent-style-name="List_20_Contents">
      <style:paragraph-properties fo:margin-top="0cm" fo:margin-bottom="0.499cm"/>
    </style:style>
    <style:style style:name="P11" style:family="paragraph" style:parent-style-name="Preformatted_20_Text">
      <style:paragraph-properties fo:margin-top="0cm" fo:margin-bottom="0.499cm" style:shadow="none"/>
    </style:style>
    <style:style style:name="P12" style:family="paragraph" style:parent-style-name="List_20_Heading">
      <style:text-properties fo:font-weight="bold"/>
    </style:style>
    <style:style style:name="P13" style:family="paragraph" style:parent-style-name="Standard">
      <style:paragraph-properties fo:text-align="center" style:justify-single-word="false"/>
    </style:style>
    <style:style style:name="P14" style:family="paragraph" style:parent-style-name="Standard" style:master-page-name="">
      <style:paragraph-properties fo:margin-top="0.199cm" fo:margin-bottom="0.199cm" style:page-number="auto" style:shadow="none"/>
    </style:style>
    <style:style style:name="P15" style:family="paragraph" style:parent-style-name="Standard" style:master-page-name="">
      <style:paragraph-properties fo:margin-top="0.199cm" fo:margin-bottom="0.199cm" style:page-number="auto"/>
    </style:style>
    <style:style style:name="P16" style:family="paragraph" style:parent-style-name="Standard">
      <style:paragraph-properties fo:margin-top="0.199cm" fo:margin-bottom="0.199cm"/>
    </style:style>
    <style:style style:name="P17" style:family="paragraph" style:parent-style-name="Standard" style:master-page-name="">
      <style:paragraph-properties fo:keep-together="always" style:page-number="auto"/>
    </style:style>
    <style:style style:name="P18" style:family="paragraph" style:parent-style-name="Standard" style:master-page-name="">
      <style:paragraph-properties style:page-number="auto" fo:keep-with-next="always"/>
    </style:style>
    <style:style style:name="P19" style:family="paragraph" style:parent-style-name="Text_20_body" style:master-page-name="">
      <style:paragraph-properties fo:keep-together="always" style:page-number="auto"/>
    </style:style>
    <style:style style:name="P20" style:family="paragraph" style:parent-style-name="Standard" style:master-page-name="">
      <style:paragraph-properties fo:margin-top="0.3cm" fo:margin-bottom="0.199cm" style:page-number="auto" fo:keep-with-next="always"/>
    </style:style>
    <style:style style:name="P21" style:family="paragraph" style:parent-style-name="Standard" style:master-page-name="">
      <style:paragraph-properties fo:margin-top="0.3cm" fo:margin-bottom="0.199cm" style:page-number="auto"/>
    </style:style>
    <style:style style:name="P22" style:family="paragraph" style:parent-style-name="Standard">
      <style:paragraph-properties fo:margin-top="0.3cm" fo:margin-bottom="0.199cm"/>
    </style:style>
    <style:style style:name="P23" style:family="paragraph" style:parent-style-name="Standard">
      <style:paragraph-properties fo:keep-with-next="always"/>
    </style:style>
    <style:style style:name="P24" style:family="paragraph" style:parent-style-name="Text_20_body">
      <style:paragraph-properties fo:text-align="center" style:justify-single-word="false"/>
    </style:style>
    <style:style style:name="P25"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6"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7" style:family="paragraph" style:parent-style-name="Heading_20_1">
      <style:paragraph-properties fo:text-align="start" style:justify-single-word="false"/>
    </style:style>
    <style:style style:name="P28" style:family="paragraph" style:parent-style-name="Heading_20_1">
      <style:paragraph-properties fo:break-before="page"/>
    </style:style>
    <style:style style:name="P29" style:family="paragraph" style:parent-style-name="Heading">
      <style:paragraph-properties fo:text-align="center" style:justify-single-word="false"/>
    </style:style>
    <style:style style:name="P30" style:family="paragraph" style:parent-style-name="Preformatted_20_Text">
      <style:paragraph-properties fo:margin-left="2cm" fo:margin-right="0cm" fo:text-indent="0cm" style:auto-text-indent="false"/>
    </style:style>
    <style:style style:name="P31"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2" style:family="paragraph" style:parent-style-name="Preformatted_20_Text">
      <style:paragraph-properties fo:margin-left="2cm" fo:margin-right="0cm" fo:text-indent="0cm" style:auto-text-indent="false" fo:padding="0cm" fo:border="none"/>
    </style:style>
    <style:style style:name="P33" style:family="paragraph" style:parent-style-name="Preformatted_20_Text">
      <style:paragraph-properties fo:margin-left="2cm" fo:margin-right="0cm" fo:text-indent="0cm" style:auto-text-indent="false" fo:padding="0cm" fo:border="none"/>
      <style:text-properties style:font-name="courier" fo:font-size="10pt"/>
    </style:style>
    <style:style style:name="P34" style:family="paragraph" style:parent-style-name="Eiffel">
      <style:text-properties fo:color="#0000ff"/>
    </style:style>
    <style:style style:name="P35" style:family="paragraph" style:parent-style-name="Eiffel">
      <style:text-properties fo:color="#0000ff" fo:font-weight="bold" style:font-weight-asian="bold" style:font-weight-complex="bold"/>
    </style:style>
    <style:style style:name="P36" style:family="paragraph" style:parent-style-name="Eiffel">
      <style:text-properties fo:color="#993366"/>
    </style:style>
    <style:style style:name="P37" style:family="paragraph" style:parent-style-name="Eiffel">
      <style:text-properties fo:font-weight="bold" style:font-weight-asian="bold" style:font-weight-complex="bold"/>
    </style:style>
    <style:style style:name="P38" style:family="paragraph" style:parent-style-name="Eiffel">
      <style:text-properties style:font-name="courier" fo:font-size="9pt" style:font-size-asian="9pt" style:font-size-complex="9pt"/>
    </style:style>
    <style:style style:name="P39" style:family="paragraph" style:parent-style-name="Eiffel">
      <style:text-properties fo:font-size="9pt" style:font-size-asian="9pt" style:font-size-complex="9pt"/>
    </style:style>
    <style:style style:name="P40" style:family="paragraph" style:parent-style-name="Text_20_body">
      <style:paragraph-properties fo:margin-top="0cm" fo:margin-bottom="0cm"/>
    </style:style>
    <style:style style:name="P41" style:family="paragraph" style:parent-style-name="Standard" style:list-style-name="L5"/>
    <style:style style:name="P42" style:family="paragraph" style:parent-style-name="Standard" style:list-style-name="L7"/>
    <style:style style:name="P43" style:family="paragraph" style:parent-style-name="Standard" style:list-style-name="L4"/>
    <style:style style:name="P44" style:family="paragraph" style:parent-style-name="Standard" style:list-style-name="L5">
      <style:paragraph-properties fo:margin-top="0cm" fo:margin-bottom="0cm"/>
    </style:style>
    <style:style style:name="P45" style:family="paragraph" style:parent-style-name="Standard" style:list-style-name="L7">
      <style:paragraph-properties fo:margin-top="0cm" fo:margin-bottom="0cm"/>
    </style:style>
    <style:style style:name="P46" style:family="paragraph" style:parent-style-name="Standard" style:list-style-name="L4">
      <style:paragraph-properties fo:margin-top="0cm" fo:margin-bottom="0cm"/>
    </style:style>
    <style:style style:name="P47" style:family="paragraph" style:parent-style-name="Standard" style:list-style-name="L4">
      <style:paragraph-properties fo:margin-top="0.199cm" fo:margin-bottom="0.199cm"/>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1">
      <style:paragraph-properties fo:margin-top="0cm" fo:margin-bottom="0cm" fo:padding="0cm" fo:border="none"/>
    </style:style>
    <style:style style:name="P51" style:family="paragraph" style:parent-style-name="Text_20_body" style:list-style-name="L2">
      <style:paragraph-properties fo:margin-top="0cm" fo:margin-bottom="0cm"/>
    </style:style>
    <style:style style:name="P52" style:family="paragraph" style:parent-style-name="Text_20_body" style:list-style-name="L3">
      <style:paragraph-properties fo:margin-top="0cm" fo:margin-bottom="0cm"/>
    </style:style>
    <style:style style:name="P53" style:family="paragraph" style:parent-style-name="Text_20_body" style:list-style-name="L1">
      <style:paragraph-properties fo:padding="0cm" fo:border="none"/>
    </style:style>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Heading" style:master-page-name="HTML">
      <style:paragraph-properties fo:text-align="center" style:justify-single-word="false" style:page-number="auto"/>
    </style:style>
    <style:style style:name="P58" style:family="paragraph" style:parent-style-name="Heading_20_2">
      <style:paragraph-properties fo:text-align="start" style:justify-single-word="false"/>
    </style:style>
    <style:style style:name="P59" style:family="paragraph" style:parent-style-name="Heading_20_2" style:master-page-name="">
      <style:paragraph-properties fo:text-align="start" style:justify-single-word="false" style:page-number="auto" fo:keep-with-next="always"/>
    </style:style>
    <style:style style:name="P60" style:family="paragraph" style:parent-style-name="Heading_20_3">
      <style:paragraph-properties fo:text-align="start" style:justify-single-word="false"/>
    </style:style>
    <style:style style:name="P61" style:family="paragraph" style:parent-style-name="List_20_Contents" style:list-style-name="L4"/>
    <style:style style:name="P62" style:family="paragraph" style:parent-style-name="List_20_Contents" style:list-style-name="L4">
      <style:paragraph-properties fo:margin-top="0cm" fo:margin-bottom="0.499cm"/>
    </style:style>
    <style:style style:name="P63" style:family="paragraph" style:parent-style-name="List_20_Contents" style:list-style-name="L4">
      <style:paragraph-properties fo:margin-top="0cm" fo:margin-bottom="0.499cm" fo:text-align="center" style:justify-single-word="false"/>
    </style:style>
    <style:style style:name="P64" style:family="paragraph" style:parent-style-name="List_20_Contents" style:list-style-name="L4">
      <style:paragraph-properties fo:margin-top="0cm" fo:margin-bottom="0.499cm" fo:text-align="start" style:justify-single-word="false"/>
    </style:style>
    <style:style style:name="P65" style:family="paragraph" style:parent-style-name="List_20_Contents" style:list-style-name="L11">
      <style:paragraph-properties fo:margin-top="0cm" fo:margin-bottom="0.499cm"/>
    </style:style>
    <style:style style:name="P66" style:family="paragraph" style:parent-style-name="List_20_Contents" style:list-style-name="L6" style:master-page-name="">
      <style:paragraph-properties fo:margin-top="0cm" fo:margin-bottom="0cm" style:page-number="auto"/>
    </style:style>
    <style:style style:name="P67" style:family="paragraph" style:parent-style-name="List_20_Contents" style:list-style-name="L11" style:master-page-name="">
      <style:paragraph-properties fo:margin-top="0cm" fo:margin-bottom="0cm" style:page-number="auto"/>
    </style:style>
    <style:style style:name="P68" style:family="paragraph" style:parent-style-name="List_20_Contents" style:list-style-name="L6">
      <style:paragraph-properties fo:margin-top="0cm" fo:margin-bottom="0cm"/>
    </style:style>
    <style:style style:name="P69" style:family="paragraph" style:parent-style-name="List_20_Contents" style:list-style-name="L11">
      <style:paragraph-properties fo:margin-top="0cm" fo:margin-bottom="0cm"/>
    </style:style>
    <style:style style:name="P70" style:family="paragraph" style:parent-style-name="List_20_Contents" style:list-style-name="L4">
      <style:paragraph-properties fo:text-align="start" style:justify-single-word="false" fo:padding="0cm" fo:border="none"/>
      <style:text-properties style:font-name="courier" fo:font-size="10pt"/>
    </style:style>
    <style:style style:name="P71" style:family="paragraph" style:parent-style-name="List_20_Contents" style:list-style-name="L4">
      <style:paragraph-properties fo:margin-left="0cm" fo:margin-right="0cm" fo:text-indent="0cm" style:auto-text-indent="false"/>
    </style:style>
    <style:style style:name="P72" style:family="paragraph" style:parent-style-name="Eiffel"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font-name="courier"/>
    </style:style>
    <style:style style:name="T8" style:family="text">
      <style:text-properties style:font-name="courier" fo:font-size="10pt"/>
    </style:style>
    <style:style style:name="T9" style:family="text">
      <style:text-properties style:font-name="courier" fo:font-weight="bold"/>
    </style:style>
    <style:style style:name="T10" style:family="text">
      <style:text-properties style:font-name="Courier New1"/>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fo:color="#0000ff" style:font-name="courier"/>
    </style:style>
    <style:style style:name="T14" style:family="text">
      <style:text-properties fo:color="#0000ff" style:font-name="courier" fo:font-size="10pt"/>
    </style:style>
    <style:style style:name="T15" style:family="text">
      <style:text-properties fo:color="#0000ff" style:font-name="courier" fo:font-weight="bold" style:font-weight-asian="bold" style:font-weight-complex="bold"/>
    </style:style>
    <style:style style:name="T16" style:family="text">
      <style:text-properties style:font-name="Symbol" style:font-name-asian="Symbol" style:font-name-complex="Symbol"/>
    </style:style>
    <style:style style:name="T17" style:family="text">
      <style:text-properties fo:color="#008000"/>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Numbering_20_Symbols" style:num-suffix="." text:bullet-char="◦">
        <style:list-level-properties text:space-before="1.995cm" text:min-label-width="0.499cm"/>
      </text:list-level-style-bullet>
      <text:list-level-style-bullet text:level="3" text:style-name="Numbering_20_Symbols" style:num-suffix="."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CLI Tutorial</text:p>
      <text:p text:style-name="P24">Paul G. Crismer</text:p>
      <text:p text:style-name="P24">pgcrism @ users.sourceforge.net</text:p>
      <text:p text:style-name="Text_20_body">$Date: 2009/03/06 19:48:42 $</text:p>
      <text:p text:style-name="P11">$Revision: 1.26 $</text:p>
      <text:p text:style-name="P29">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p text:style-name="Heading_20_1">Table of Content</text:p>
      <text:list xml:id="list35241493" text:style-name="L1">
        <text:list-item>
          <text:p text:style-name="P50"><text:a xlink:type="simple" xlink:href="#Introduction">Introduction</text:a> </text:p>
        </text:list-item>
        <text:list-item>
          <text:p text:style-name="P50"><text:a xlink:type="simple" xlink:href="#ODBCCLI">ODBC/CLI Background</text:a> </text:p>
        </text:list-item>
        <text:list-item>
          <text:p text:style-name="P50"><text:a xlink:type="simple" xlink:href="#Archi_0">Architecture at first glance</text:a> </text:p>
        </text:list-item>
        <text:list-item>
          <text:p text:style-name="P50"><text:a xlink:type="simple" xlink:href="#Yourfirstdatabase">Your first database session</text:a> </text:p>
        </text:list-item>
        <text:list-item>
          <text:p text:style-name="P50"><text:a xlink:type="simple" xlink:href="#Statuscheckinganderror">Status checking and error handling</text:a> </text:p>
        </text:list-item>
        <text:list-item>
          <text:p text:style-name="P50"><text:a xlink:type="simple" xlink:href="#StatementExec">Statement execution</text:a> </text:p>
        </text:list-item>
        <text:list-item>
          <text:p text:style-name="P50"><text:a xlink:type="simple" xlink:href="#GettingResults">Getting results</text:a> </text:p>
        </text:list-item>
        <text:list-item>
          <text:p text:style-name="P50"><text:a xlink:type="simple" xlink:href="#Getting%20esult-setmetadata">Getting result-set metadata</text:a> </text:p>
        </text:list-item>
        <text:list-item>
          <text:p text:style-name="P50"><text:a xlink:type="simple" xlink:href="#Stored_procedures">Stored Procedures</text:a> </text:p>
        </text:list-item>
        <text:list-item>
          <text:p text:style-name="P50"><text:a xlink:type="simple" xlink:href="#Transactions">Transactions</text:a> </text:p>
        </text:list-item>
        <text:list-item>
          <text:p text:style-name="P50"><text:a xlink:type="simple" xlink:href="#ParameterizedStmts">Parameterized statements</text:a> </text:p>
        </text:list-item>
        <text:list-item>
          <text:p text:style-name="P50"><text:a xlink:type="simple" xlink:href="#Tracing_">Tracing</text:a> </text:p>
        </text:list-item>
        <text:list-item>
          <text:p text:style-name="P50"><text:a xlink:type="simple" xlink:href="#OptimizingforPerformance">Optimizing for "performance"</text:a> </text:p>
        </text:list-item>
        <text:list-item>
          <text:p text:style-name="P50"><text:a xlink:type="simple" xlink:href="#ECLI_goodies">Other ECLI goodies that are not addressed by this tutorial</text:a></text:p>
        </text:list-item>
        <text:list-item>
          <text:p text:style-name="P53"><text:a xlink:type="simple" xlink:href="#Conclusion">Conclusion</text:a> </text:p>
        </text:list-item>
      </text:list>
      <text:p text:style-name="Heading_20_1"><text:bookmark text:name="Introduction"/>Introduction</text:p>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35260521" text:style-name="L2">
        <text:list-item>
          <text:p text:style-name="P51">The X/Open CAE specification Data Management: SQL Call-Level Interface (CLI) </text:p>
        </text:list-item>
        <text:list-item>
          <text:p text:style-name="P48">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35242282" text:style-name="L3">
        <text:list-item>
          <text:p text:style-name="P52"><text:a xlink:type="simple" xlink:href="../index.html">ECLI presentation</text:a> </text:p>
        </text:list-item>
        <text:list-item>
          <text:p text:style-name="P49"><text:a xlink:type="simple" xlink:href="http://www.unixodbc.org/">UnixODBC</text:a> provides information about ODBC and its Unix/Linux implementation. </text:p>
        </text:list-item>
      </text:list>
      <text:h text:style-name="Heading_20_2" text:outline-level="2"><text:soft-page-break/>Why use ECLI ?</text:h>
      <text:p text:style-name="P19">If you want a simple access to relational databases, ECLI is for you. It allows writing Eiffel database applications that have the following characteristics :  </text:p>
      <text:p text:style-name="P12">Multiplatform</text:p>
      <text:p text:style-name="List_20_Contents">it uses a standard API, available on various platforms : Windows, Unix, Linux </text:p>
      <text:p text:style-name="P12">Multicompiler</text:p>
      <text:p text:style-name="List_20_Contents">it uses as portable Eiffel as possible, and has already been tested using </text:p>
      <text:list xml:id="list35260431" text:style-name="L4">
        <text:list-item>
          <text:p text:style-name="P61">ISE Eiffel 6.2, 6.3 and </text:p>
        </text:list-item>
        <text:list-item>
          <text:p text:style-name="P62">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9">DALE</text:p>
          </table:table-cell>
          <table:table-cell table:style-name="Tableau1.A2" office:value-type="string">
            <text:p text:style-name="P9">Object-Tools</text:p>
          </table:table-cell>
          <table:table-cell table:style-name="Tableau1.A2" office:value-type="string">
            <text:p text:style-name="P9">* Deprecated * Visual Eiffel</text:p>
          </table:table-cell>
          <table:table-cell table:style-name="Tableau1.A2" office:value-type="string">
            <text:p text:style-name="P9">Windows, (Linux ?)</text:p>
          </table:table-cell>
          <table:table-cell table:style-name="Tableau1.E2" office:value-type="string">
            <text:p text:style-name="P9">ODBC</text:p>
          </table:table-cell>
        </table:table-row>
        <table:table-row>
          <table:table-cell table:style-name="Tableau1.A2" office:value-type="string">
            <text:p text:style-name="P9">pgsql</text:p>
          </table:table-cell>
          <table:table-cell table:style-name="Tableau1.A2" office:value-type="string">
            <text:p text:style-name="P9">Open Source</text:p>
          </table:table-cell>
          <table:table-cell table:style-name="Tableau1.A2" office:value-type="string">
            <text:p text:style-name="P9">* Deprecated * SmartEiffel</text:p>
          </table:table-cell>
          <table:table-cell table:style-name="Tableau1.A2" office:value-type="string">
            <text:p text:style-name="P9">Unix, Linux, (Windows?)</text:p>
          </table:table-cell>
          <table:table-cell table:style-name="Tableau1.E2" office:value-type="string">
            <text:p text:style-name="P9">PostgreSQL</text:p>
          </table:table-cell>
        </table:table-row>
        <table:table-row>
          <table:table-cell table:style-name="Tableau1.A2" office:value-type="string">
            <text:p text:style-name="P9">elj project's database access</text:p>
          </table:table-cell>
          <table:table-cell table:style-name="Tableau1.A2" office:value-type="string">
            <text:p text:style-name="P9">Open Source</text:p>
          </table:table-cell>
          <table:table-cell table:style-name="Tableau1.A2" office:value-type="string">
            <text:p text:style-name="P9">* Deprecated * SmartEiffel</text:p>
          </table:table-cell>
          <table:table-cell table:style-name="Tableau1.A2" office:value-type="string">
            <text:p text:style-name="P9">Windows, (linux?)</text:p>
          </table:table-cell>
          <table:table-cell table:style-name="Tableau1.E2" office:value-type="string">
            <text:p text:style-name="P9">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p text:style-name="Heading_20_1"/>
      <text:p text:style-name="P28"><text:bookmark text:name="ODBCCLI"/>ODBC/CLI Background</text:p>
      <text:h text:style-name="Heading_20_2" text:outline-level="2">Layers</text:h>
      <text:p text:style-name="Standard">ODBC/CLI applications have 3 layers </text:p>
      <text:list xml:id="list35256185" text:style-name="L5">
        <text:list-item>
          <text:p text:style-name="P44">Application </text:p>
        </text:list-item>
        <text:list-item>
          <text:p text:style-name="P44">Driver Management </text:p>
        </text:list-item>
        <text:list-item>
          <text:p text:style-name="P41">Driver </text:p>
        </text:list-item>
      </text:list>
      <text:p text:style-name="Standard">You provide the first layer. The second and third layers are provided by ODBC/CLI run-time and configuration. </text:p>
      <text:list xml:id="list35326567" text:continue-list="list35260431" text:style-name="L4">
        <text:list-header>
          <text:p text:style-name="P63"><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5247819" text:style-name="L6">
        <text:list-item>
          <text:p text:style-name="P66">A driver </text:p>
        </text:list-item>
        <text:list-item>
          <text:p text:style-name="P68">A host-name or file-name </text:p>
        </text:list-item>
        <text:list-item>
          <text:p text:style-name="P68">A port number </text:p>
        </text:list-item>
        <text:list-item>
          <text:p text:style-name="P68">Some authorization information </text:p>
        </text:list-item>
      </text:list>
      <text:p text:style-name="P16">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3">The above table shows some sample data source configurations.</text:p>
      <text:h text:style-name="P58" text:outline-level="2">SQL Syntax</text:h>
      <text:p text:style-name="Standard">CLI/ODBC defines a "standard" SQL syntax, which is a subset of the SQL-92 standard. </text:p>
      <text:h text:style-name="P60"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60"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60" text:outline-level="3">Escape sequences</text:h>
      <text:p text:style-name="Standard">Some escape sequences have been defined in ODBC to express things in a database-neutral way :</text:p>
      <text:list xml:id="list35259253" text:style-name="L7">
        <text:list-item>
          <text:p text:style-name="P45">Date, time, timestamp literals </text:p>
        </text:list-item>
        <text:list-item>
          <text:p text:style-name="P45">Stored Procedure calls </text:p>
        </text:list-item>
        <text:list-item>
          <text:p text:style-name="P42">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8"><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8"><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8"><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8"><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8"><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5316983" text:continue-list="list35326567" text:style-name="L4">
        <text:list-header>
          <text:p text:style-name="P64"/>
        </text:list-header>
      </text:list>
      <text:p text:style-name="Heading_20_1"/>
      <text:p text:style-name="P28"><text:bookmark text:name="Archi_0"/>Architecture at first glance</text:p>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p text:style-name="Heading_20_1"/>
      <text:p text:style-name="P28"><text:bookmark text:name="Yourfirstdatabase"/>Your first database session</text:p>
      <text:p text:style-name="P17">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1">ECLI_SESSION</text:span></text:p>
      <text:p text:style-name="Eiffel">login_strategy : <text:span text:style-name="T11">ECLI_LOGIN_STRATEGY</text:span></text:p>
      <text:p text:style-name="Eiffel">data_source_name , user_name, password : <text:span text:style-name="T11">STRING</text:span></text:p>
      <text:p text:style-name="Eiffel"/>
      <text:p text:style-name="Eiffel">...</text:p>
      <text:p text:style-name="Eiffel"/>
      <text:p text:style-name="Eiffel">-- create session object</text:p>
      <text:p text:style-name="Eiffel"><text:span text:style-name="T12">create</text:span> session.<text:span text:style-name="T1">make_default</text:span></text:p>
      <text:p text:style-name="Eiffel"><text:span text:style-name="T12">create</text:span> {<text:span text:style-name="T11">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2">if</text:span> session.<text:span text:style-name="T1">is_connected</text:span> <text:span text:style-name="T12">then</text:span></text:p>
      <text:p text:style-name="Eiffel"><text:s text:c="8"/><text:span text:style-name="T8">do_session</text:span></text:p>
      <text:p text:style-name="P35">else</text:p>
      <text:p text:style-name="Eiffel"><text:s text:c="8"/><text:span text:style-name="T8">handle_error (session)</text:span></text:p>
      <text:p text:style-name="P35">end</text:p>
      <text:p text:style-name="Eiffel">session.<text:span text:style-name="T1">disconnect</text:span></text:p>
      <text:p text:style-name="Eiffel">session.<text:span text:style-name="T1">close</text:span></text:p>
      <text:p text:style-name="P15">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6">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Heading_20_1"/>
      <text:p text:style-name="P28"><text:bookmark text:name="Statuscheckinganderror"/>Status checking and error handling</text:p>
      <text:p text:style-name="Standard">All sensible ECLI classes inherit from the ECLI_STATUS class, which provides status checking and error handling. </text:p>
      <text:p text:style-name="Standard">Standard ODBC error handling information provides : </text:p>
      <table:table table:name="Tableau6" table:style-name="Tableau6">
        <table:table-column table:style-name="Tableau6.A"/>
        <table:table-column table:style-name="Tableau6.B"/>
        <table:table-row>
          <table:table-cell table:style-name="Tableau6.A1" office:value-type="string">
            <text:list xml:id="list35251476" text:style-name="L8">
              <text:list-item>
                <text:p text:style-name="P54">State  </text:p>
              </text:list-item>
            </text:list>
          </table:table-cell>
          <table:table-cell table:style-name="Tableau6.A1" office:value-type="string">
            <text:p text:style-name="P10">ODBC/CLI works as a state machine. The state information is a five character string that identifies the current state. </text:p>
          </table:table-cell>
        </table:table-row>
        <table:table-row>
          <table:table-cell table:style-name="Tableau6.A1" office:value-type="string">
            <text:list xml:id="list35255279" text:style-name="L9">
              <text:list-item>
                <text:p text:style-name="P55">Native code  </text:p>
              </text:list-item>
            </text:list>
          </table:table-cell>
          <table:table-cell table:style-name="Tableau6.A1" office:value-type="string">
            <text:p text:style-name="P10">Integer code which is the native database error code. Codes from an Oracle driver are different from codes from a PostgreSQL driver. </text:p>
          </table:table-cell>
        </table:table-row>
        <table:table-row>
          <table:table-cell table:style-name="Tableau6.A1" office:value-type="string">
            <text:list xml:id="list35237143" text:style-name="L10">
              <text:list-item>
                <text:p text:style-name="P56">Diagnostic  </text:p>
              </text:list-item>
            </text:list>
          </table:table-cell>
          <table:table-cell table:style-name="Tableau6.A1" office:value-type="string">
            <text:p text:style-name="P10">String that "explains" what happened. Beware : with some drivers this message can be empty, even if an error occurred. </text:p>
          </table:table-cell>
        </table:table-row>
      </table:table>
      <text:p text:style-name="P16">A basic status handling <text:s/>routine would look like this : </text:p>
      <text:p text:style-name="P32"><text:bookmark text:name="code"/></text:p>
      <text:p text:style-name="P39"><text:s/><text:span text:style-name="T7">handle_status (status : </text:span><text:span text:style-name="T13">ECLI_STATUS</text:span><text:span text:style-name="T7">) </text:span><text:span text:style-name="T15">is</text:span></text:p>
      <text:p text:style-name="P39"><text:s text:c="8"/><text:span text:style-name="T15">do</text:span></text:p>
      <text:p text:style-name="P39"><text:s text:c="16"/><text:span text:style-name="T15">if</text:span><text:span text:style-name="T7"> status.</text:span><text:span text:style-name="T9">has_information_message</text:span><text:span text:style-name="T7"> or status.</text:span><text:span text:style-name="T9">is_error</text:span><text:span text:style-name="T7"> </text:span><text:span text:style-name="T15">then</text:span></text:p>
      <text:p text:style-name="P39"><text:s text:c="24"/><text:span text:style-name="T7">print (status.</text:span><text:span text:style-name="T9">cli_state</text:span><text:span text:style-name="T7">)</text:span></text:p>
      <text:p text:style-name="P39"><text:s text:c="24"/><text:span text:style-name="T7">print (status.</text:span><text:span text:style-name="T9">native_code</text:span><text:span text:style-name="T7">)</text:span></text:p>
      <text:p text:style-name="P39"><text:s text:c="24"/><text:span text:style-name="T7">print (status.</text:span><text:span text:style-name="T9">diagnostic_message</text:span><text:span text:style-name="T7">)</text:span></text:p>
      <text:p text:style-name="P39"><text:s text:c="16"/><text:span text:style-name="T15">end</text:span></text:p>
      <text:p text:style-name="Eiffel"><text:s text:c="8"/>end</text:p>
      <text:p text:style-name="P16">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he driver's error diagnostic message</text:p>
          </table:table-cell>
        </table:table-row>
      </table:table>
      <text:p text:style-name="P16">The classes ECLI_SESSION and ECLI_STATEMENT (see next chapter) inherit from ECLI_STATUS, and can be used the same way. </text:p>
      <text:p text:style-name="Heading_20_1"/>
      <text:p text:style-name="P28"><text:bookmark text:name="StatementExec"/>Statement execution</text:p>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1">ECLI_STATEMENT</text:span></text:p>
      <text:p text:style-name="P34"/>
      <text:p text:style-name="Eiffel">…</text:p>
      <text:p text:style-name="Eiffel"/>
      <text:p text:style-name="Eiffel"><text:span text:style-name="T12">create</text:span> stmt.make (session)</text:p>
      <text:p text:style-name="Eiffel">-- DDL statement</text:p>
      <text:p text:style-name="Eiffel">stmt.set_sql ("[</text:p>
      <text:p text:style-name="P36"><text:s text:c="4"/>create table COPY (</text:p>
      <text:p text:style-name="P36"><text:s text:c="7"/>isbn VARCHAR(14),</text:p>
      <text:p text:style-name="P36"><text:s text:c="7"/>serial_number INTEGER,</text:p>
      <text:p text:style-name="P36"><text:s text:c="7"/>purchased DATE,</text:p>
      <text:p text:style-name="P36"><text:s text:c="7"/>price FLOAT,</text:p>
      <text:p text:style-name="P36"><text:s text:c="7"/>loc_store INTEGER,</text:p>
      <text:p text:style-name="P36"><text:s text:c="7"/>loc_shelf INTEGER,</text:p>
      <text:p text:style-name="P36"><text:s text:c="7"/>loc_row INTEGER,</text:p>
      <text:p text:style-name="P36"><text:s text:c="7"/>borrower INTEGER,</text:p>
      <text:p text:style-name="P36"><text:s text:c="7"/>borrow_time TIMESTAMP</text:p>
      <text:p text:style-name="P36"><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6"><text:s text:c="4"/>INSERT INTO COPY </text:p>
      <text:p text:style-name="P36"><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6">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p text:style-name="Heading_20_1"><text:bookmark text:name="GettingResults"/><text:soft-page-break/>Getting results</text:p>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8"><text:span text:style-name="T1">ECLI</text:span> </text:p>
          </table:table-cell>
          <table:table-cell table:style-name="Tableau9.A1" office:value-type="string">
            <text:p text:style-name="P8"><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5">ECLI_CHAR</text:p>
          </table:table-cell>
          <table:table-cell table:style-name="Tableau9.A2" office:value-type="string">
            <text:p text:style-name="P25">CHAR (n); 1 &lt;= n &lt; max_char</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VARCHAR</text:p>
          </table:table-cell>
          <table:table-cell table:style-name="Tableau9.A2" office:value-type="string">
            <text:p text:style-name="P25">VARCHAR (n); 1 &lt;= n &lt; max_varchar</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LONGVARCHAR</text:p>
          </table:table-cell>
          <table:table-cell table:style-name="Tableau9.A2" office:value-type="string">
            <text:p text:style-name="P25">LONGVARCHAR (n); 1 &lt;= n &lt;= max_longvarchar</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FILE_VARCHAR</text:p>
          </table:table-cell>
          <table:table-cell table:style-name="Tableau9.A2" office:value-type="string">
            <text:p text:style-name="P25">VARCHAR (n)</text:p>
          </table:table-cell>
          <table:table-cell table:style-name="Tableau9.A2" office:value-type="string">
            <text:p text:style-name="P25">KI_BINARY_INPUT_FILE, KI_BINARY_OUTPUT_FILE</text:p>
          </table:table-cell>
          <table:table-cell table:style-name="Tableau9.D2" office:value-type="string">
            <text:p text:style-name="P26">input_file, output_file</text:p>
          </table:table-cell>
        </table:table-row>
        <table:table-row>
          <table:table-cell table:style-name="Tableau9.A2" office:value-type="string">
            <text:p text:style-name="P25">ECLI_FILE_LONGVARCHAR</text:p>
          </table:table-cell>
          <table:table-cell table:style-name="Tableau9.A2" office:value-type="string">
            <text:p text:style-name="P25">LONGVARCHAR (n)</text:p>
          </table:table-cell>
          <table:table-cell table:style-name="Tableau9.A2" office:value-type="string">
            <text:p text:style-name="P25">KI_BINARY_INPUT_FILE, KI_BINARY_OUTPUT_FILE</text:p>
          </table:table-cell>
          <table:table-cell table:style-name="Tableau9.D2" office:value-type="string">
            <text:p text:style-name="P26">input_file, output_file</text:p>
          </table:table-cell>
        </table:table-row>
        <table:table-row>
          <table:table-cell table:style-name="Tableau9.A2" office:value-type="string">
            <text:p text:style-name="P25">ECLI_INTEGER</text:p>
          </table:table-cell>
          <table:table-cell table:style-name="Tableau9.A2" office:value-type="string">
            <text:p text:style-name="P25">INTEGER</text:p>
          </table:table-cell>
          <table:table-cell table:style-name="Tableau9.A2" office:value-type="string">
            <text:p text:style-name="P25">INTEGER</text:p>
          </table:table-cell>
          <table:table-cell table:style-name="Tableau9.D2" office:value-type="string">
            <text:p text:style-name="P26">as_integer</text:p>
          </table:table-cell>
        </table:table-row>
        <table:table-row>
          <table:table-cell table:style-name="Tableau9.A2" office:value-type="string">
            <text:p text:style-name="P25">ECLI_INTEGER_64* availability depends on database driver</text:p>
          </table:table-cell>
          <table:table-cell table:style-name="Tableau9.A2" office:value-type="string">
            <text:p text:style-name="P25">BIGINT or NUMERIC(n) where 10 &lt;= n &lt;= 18 </text:p>
          </table:table-cell>
          <table:table-cell table:style-name="Tableau9.A2" office:value-type="string">
            <text:p text:style-name="P25">INTEGER_64</text:p>
          </table:table-cell>
          <table:table-cell table:style-name="Tableau9.D2" office:value-type="string">
            <text:p text:style-name="P26">as_integer_64</text:p>
          </table:table-cell>
        </table:table-row>
        <table:table-row>
          <table:table-cell table:style-name="Tableau9.A2" office:value-type="string">
            <text:p text:style-name="P25">ECLI_DECIMAL</text:p>
          </table:table-cell>
          <table:table-cell table:style-name="Tableau9.A2" office:value-type="string">
            <text:p text:style-name="P25">DECIMAL</text:p>
          </table:table-cell>
          <table:table-cell table:style-name="Tableau9.A2" office:value-type="string">
            <text:p text:style-name="P25">MA_DECIMAL</text:p>
          </table:table-cell>
          <table:table-cell table:style-name="Tableau9.D2" office:value-type="string">
            <text:p text:style-name="P26">as_decimal</text:p>
          </table:table-cell>
        </table:table-row>
        <table:table-row>
          <table:table-cell table:style-name="Tableau9.A2" office:value-type="string">
            <text:p text:style-name="P25">ECLI_FLOAT</text:p>
          </table:table-cell>
          <table:table-cell table:style-name="Tableau9.A2" office:value-type="string">
            <text:p text:style-name="P25">FLOAT</text:p>
          </table:table-cell>
          <table:table-cell table:style-name="Tableau9.A2" office:value-type="string">
            <text:p text:style-name="P25">DOUBLE</text:p>
          </table:table-cell>
          <table:table-cell table:style-name="Tableau9.D2" office:value-type="string">
            <text:p text:style-name="P26">as_double</text:p>
          </table:table-cell>
        </table:table-row>
        <table:table-row>
          <table:table-cell table:style-name="Tableau9.A2" office:value-type="string">
            <text:p text:style-name="P25">ECLI_DOUBLE</text:p>
          </table:table-cell>
          <table:table-cell table:style-name="Tableau9.A2" office:value-type="string">
            <text:p text:style-name="P25">DOUBLE</text:p>
          </table:table-cell>
          <table:table-cell table:style-name="Tableau9.A2" office:value-type="string">
            <text:p text:style-name="P25">DOUBLE</text:p>
          </table:table-cell>
          <table:table-cell table:style-name="Tableau9.D2" office:value-type="string">
            <text:p text:style-name="P26">as_double</text:p>
          </table:table-cell>
        </table:table-row>
        <table:table-row>
          <table:table-cell table:style-name="Tableau9.A2" office:value-type="string">
            <text:p text:style-name="P25">ECLI_REAL</text:p>
          </table:table-cell>
          <table:table-cell table:style-name="Tableau9.A2" office:value-type="string">
            <text:p text:style-name="P25">REAL</text:p>
          </table:table-cell>
          <table:table-cell table:style-name="Tableau9.A2" office:value-type="string">
            <text:p text:style-name="P25">REAL</text:p>
          </table:table-cell>
          <table:table-cell table:style-name="Tableau9.D2" office:value-type="string">
            <text:p text:style-name="P26">as_real</text:p>
          </table:table-cell>
        </table:table-row>
        <table:table-row>
          <table:table-cell table:style-name="Tableau9.A2" office:value-type="string">
            <text:p text:style-name="P25">ECLI_DATE</text:p>
          </table:table-cell>
          <table:table-cell table:style-name="Tableau9.A2" office:value-type="string">
            <text:p text:style-name="P25">DATE</text:p>
          </table:table-cell>
          <table:table-cell table:style-name="Tableau9.A2" office:value-type="string">
            <text:p text:style-name="P25">DT_DATE (Gobo)</text:p>
          </table:table-cell>
          <table:table-cell table:style-name="Tableau9.D2" office:value-type="string">
            <text:p text:style-name="P26">as_date</text:p>
          </table:table-cell>
        </table:table-row>
        <table:table-row>
          <table:table-cell table:style-name="Tableau9.A2" office:value-type="string">
            <text:p text:style-name="P25">ECLI_TIMESTAMP</text:p>
          </table:table-cell>
          <table:table-cell table:style-name="Tableau9.A2" office:value-type="string">
            <text:p text:style-name="P25">TIMESTAMP</text:p>
          </table:table-cell>
          <table:table-cell table:style-name="Tableau9.A2" office:value-type="string">
            <text:p text:style-name="P25">DT_DATE_TIME (Gobo)</text:p>
          </table:table-cell>
          <table:table-cell table:style-name="Tableau9.D2" office:value-type="string">
            <text:p text:style-name="P26">as_timestamp</text:p>
          </table:table-cell>
        </table:table-row>
        <table:table-row>
          <table:table-cell table:style-name="Tableau9.A15" office:value-type="string">
            <text:p text:style-name="P25">ECLI_TIME</text:p>
          </table:table-cell>
          <table:table-cell table:style-name="Tableau9.A15" office:value-type="string">
            <text:p text:style-name="P25">TIME</text:p>
          </table:table-cell>
          <table:table-cell table:style-name="Tableau9.A15" office:value-type="string">
            <text:p text:style-name="P25">DT_TIME (Gobo)</text:p>
          </table:table-cell>
          <table:table-cell table:style-name="Tableau9.D2" office:value-type="string">
            <text:p text:style-name="P26">as_time</text:p>
          </table:table-cell>
        </table:table-row>
        <table:table-row>
          <table:table-cell table:style-name="Tableau9.A2" office:value-type="string">
            <text:p text:style-name="P25">ECLI_BINARY</text:p>
          </table:table-cell>
          <table:table-cell table:style-name="Tableau9.A2" office:value-type="string">
            <text:p text:style-name="P25">BINARY (n)</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VARBINARY</text:p>
          </table:table-cell>
          <table:table-cell table:style-name="Tableau9.A2" office:value-type="string">
            <text:p text:style-name="P25">VARBINARY (n)</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LONGVARBINARY</text:p>
          </table:table-cell>
          <table:table-cell table:style-name="Tableau9.A2" office:value-type="string">
            <text:p text:style-name="P25">LONGVARBINARY (n)</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FILE_VARBINARY</text:p>
          </table:table-cell>
          <table:table-cell table:style-name="Tableau9.A2" office:value-type="string">
            <text:p text:style-name="P25">VARBINARY (n)</text:p>
          </table:table-cell>
          <table:table-cell table:style-name="Tableau9.A2" office:value-type="string">
            <text:p text:style-name="P25">KI_BINARY_INPUT_FILE, KI_BINARY_OUTPUT_FILE</text:p>
          </table:table-cell>
          <table:table-cell table:style-name="Tableau9.D2" office:value-type="string">
            <text:p text:style-name="P26">input_file, output_file</text:p>
          </table:table-cell>
        </table:table-row>
        <table:table-row>
          <table:table-cell table:style-name="Tableau9.A2" office:value-type="string">
            <text:p text:style-name="P25">ECLI_FILE_LONGVARBINARY</text:p>
          </table:table-cell>
          <table:table-cell table:style-name="Tableau9.A2" office:value-type="string">
            <text:p text:style-name="P25">LONGVARBINARY (n)</text:p>
          </table:table-cell>
          <table:table-cell table:style-name="Tableau9.A2" office:value-type="string">
            <text:p text:style-name="P25">KI_BINARY_INPUT_FILE, KI_BINARY_OUTPUT_FILE</text:p>
          </table:table-cell>
          <table:table-cell table:style-name="Tableau9.D2" office:value-type="string">
            <text:p text:style-name="P26">input_file, output_file</text:p>
          </table:table-cell>
        </table:table-row>
      </table:table>
      <text:p text:style-name="P16"><text:soft-page-break/>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The following code fragment shows how to define a class that closely follows the VARCHAR2 datatype of Oracle :</text:p>
      <text:p text:style-name="P37">class</text:p>
      <text:p text:style-name="Eiffel"><text:s text:c="8"/><text:span text:style-name="T14">ORACLE_VARCHAR2</text:span></text:p>
      <text:p text:style-name="P37">inherit</text:p>
      <text:p text:style-name="Eiffel"><text:s text:c="8"/><text:span text:style-name="T14">ECLI_VARCHAR</text:span></text:p>
      <text:p text:style-name="Eiffel"><text:s text:c="16"/><text:span text:style-name="T8">redefine</text:span></text:p>
      <text:p text:style-name="Eiffel"><text:s text:c="24"/><text:span text:style-name="T8">max_capacity</text:span></text:p>
      <text:p text:style-name="Eiffel"><text:s text:c="16"/><text:span text:style-name="T8">end</text:span></text:p>
      <text:p text:style-name="P37">create</text:p>
      <text:p text:style-name="Eiffel"><text:s text:c="8"/><text:span text:style-name="T8">make</text:span></text:p>
      <text:p text:style-name="Eiffel"/>
      <text:p text:style-name="Eiffel"><text:span text:style-name="T2">feature</text:span> -- Measurement</text:p>
      <text:p text:style-name="Eiffel"/>
      <text:p text:style-name="Eiffel"><text:s text:c="8"/><text:span text:style-name="T8">max_capacity : </text:span><text:span text:style-name="T14">INTEGER</text:span><text:span text:style-name="T8"> is do Result := 2000 end</text:span></text:p>
      <text:p text:style-name="P37">end</text:p>
      <text:p text:style-name="P16">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20">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6">Inheritance relationships </text:p>
      <text:list xml:id="list35316446" text:continue-list="list35316983" text:style-name="L4">
        <text:list-item>
          <text:p text:style-name="P46">ECLI_CHAR <text:tab/><text:tab/><text:span text:style-name="T16"></text:span> ECLI_GENERIC_VALUE [STRING] </text:p>
        </text:list-item>
        <text:list-item>
          <text:p text:style-name="P46">ECLI_VARCHAR <text:tab/><text:span text:style-name="T16"></text:span> ECLI_GENERIC_VALUE [STRING] </text:p>
        </text:list-item>
        <text:list-item>
          <text:p text:style-name="P46">ECLI_INTEGER <text:tab/><text:tab/><text:span text:style-name="T16"></text:span> ECLI_GENERIC_VALUE [INTEGER] </text:p>
        </text:list-item>
        <text:list-item>
          <text:p text:style-name="P46">ECLI_FLOAT <text:tab/><text:tab/><text:span text:style-name="T16"></text:span> ECLI_GENERIC_VALUE [DOUBLE] </text:p>
        </text:list-item>
        <text:list-item>
          <text:p text:style-name="P46"><text:soft-page-break/>ECLI_DOUBLE <text:tab/><text:tab/><text:span text:style-name="T16"></text:span> ECLI_GENERIC_VALUE [DOUBLE] </text:p>
        </text:list-item>
        <text:list-item>
          <text:p text:style-name="P46">ECLI_REAL <text:tab/><text:tab/><text:span text:style-name="T16"></text:span> ECLI_GENERIC_VALUE [REAL] </text:p>
        </text:list-item>
        <text:list-item>
          <text:p text:style-name="P46">ECLI_DATE <text:tab/><text:tab/><text:span text:style-name="T16"></text:span> ECLI_GENERIC_VALUE [DT_DATE] </text:p>
        </text:list-item>
        <text:list-item>
          <text:p text:style-name="P46">ECLI_TIMESTAMP <text:tab/><text:span text:style-name="T16"></text:span> ECLI_GENERIC_VALUE [DT_DATE_TIME] </text:p>
        </text:list-item>
        <text:list-item>
          <text:p text:style-name="P46">ECLI_TIME <text:tab/><text:tab/><text:span text:style-name="T16"></text:span> ECLI_GENERIC_VALUE [DT_TIME] </text:p>
        </text:list-item>
        <text:list-item>
          <text:p text:style-name="P43">ECLI_LONGVARCHAR <text:tab/><text:span text:style-name="T16"></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5"><text:bookmark text:name="code2"/>local</text:p>
      <text:p text:style-name="Eiffel"><text:s text:c="4"/>isbn <text:s text:c="2"/>: <text:span text:style-name="T11">ECLI_VARCHAR</text:span></text:p>
      <text:p text:style-name="Eiffel"><text:s text:c="4"/>title <text:s/>: <text:span text:style-name="T11">ECLI_VARCHAR</text:span></text:p>
      <text:p text:style-name="Eiffel"><text:s text:c="4"/>author : <text:span text:style-name="T11">ECLI_VARCHAR</text:span></text:p>
      <text:p text:style-name="P35">do</text:p>
      <text:p text:style-name="Eiffel">-- selection of tuples</text:p>
      <text:p text:style-name="Eiffel">stmt.set_sql ("SELECT * FROM BOOK")</text:p>
      <text:p text:style-name="Eiffel">stmt.execute</text:p>
      <text:p text:style-name="Eiffel">-- get results</text:p>
      <text:p text:style-name="Eiffel"><text:span text:style-name="T12">if</text:span> stmt.is_ok <text:span text:style-name="T12">and</text:span> then stmt.has_result_set <text:span text:style-name="T12">then</text:span></text:p>
      <text:p text:style-name="Eiffel"><text:s text:c="5"/><text:span text:style-name="T17">-- create result set 'value holders'</text:span></text:p>
      <text:p text:style-name="Eiffel"><text:s text:c="5"/><text:span text:style-name="T12">create</text:span> isbn.make (14)</text:p>
      <text:p text:style-name="Eiffel"><text:s text:c="5"/><text:span text:style-name="T12">create</text:span> title.make (100)</text:p>
      <text:p text:style-name="Eiffel"><text:s text:c="5"/><text:span text:style-name="T12">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2">from</text:span></text:p>
      <text:p text:style-name="Eiffel"><text:s text:c="8"/>stmt.<text:span text:style-name="T2">start</text:span></text:p>
      <text:p text:style-name="Eiffel"><text:s text:c="8"/>show_column_names (stmt)</text:p>
      <text:p text:style-name="Eiffel"><text:s text:c="5"/><text:span text:style-name="T12">until</text:span></text:p>
      <text:p text:style-name="Eiffel"><text:s text:c="8"/>stmt.off</text:p>
      <text:p text:style-name="Eiffel"><text:s text:c="5"/><text:span text:style-name="T12">loop</text:span></text:p>
      <text:p text:style-name="Eiffel"><text:s text:c="8"/>show_result_row (stmt)</text:p>
      <text:p text:style-name="Eiffel"><text:s text:c="8"/>stmt.<text:span text:style-name="T2">forth</text:span></text:p>
      <text:p text:style-name="Eiffel"><text:s text:c="5"/><text:span text:style-name="T12">end</text:span></text:p>
      <text:p text:style-name="P35">end</text:p>
      <text:p text:style-name="P21">ECLI_STATEMENT features related to getting results :   </text:p>
      <table:table table:name="Tableau12" table:style-name="Tableau12">
        <table:table-column table:style-name="Tableau12.A"/>
        <table:table-column table:style-name="Tableau12.B"/>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20"><text:soft-page-break/>Some RDBMS support procedure calls that return multiple result sets.</text:p>
      <text:p text:style-name="P22">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Standard"/>
      <text:p text:style-name="Standard">See ${ECLI}/examples/test_procedures for an example of how to retrieve multiple result sets.</text:p>
      <text:h text:style-name="Heading_20_2" text:outline-level="2">Getting long data</text:h>
      <text:p text:style-name="Standard">Getting long data with ECLI is possible through the ECLI_*LONG* classes</text:p>
      <text:p text:style-name="Standard">ECLI_LONGVARBINARY and ECLI_LONGVARCHAR classes allow you to store/retrieve long data provided their content is in memory. The corresponding Eiffel type is a STRING instance.</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p text:style-name="Heading_20_1"/>
      <text:p text:style-name="P28"><text:bookmark text:name="Getting result-setmetadata"/>Getting result-set metadata</text:p>
      <text:p text:style-name="Standard">It is often interesting to get a description of a result-set, known as metadata. The following example shows how it is possible to get the names of the resulting rows :  </text:p>
      <text:list xml:id="list35346797" text:continue-numbering="true" text:style-name="L4">
        <text:list-header>
          <text:p text:style-name="P72"><text:bookmark text:name="code3"/>show_column_names (stmt : <text:span text:style-name="T11">ECLI_STATEMENT</text:span>) is</text:p>
          <text:p text:style-name="P72"><text:s text:c="4"/><text:span text:style-name="T12">local</text:span></text:p>
          <text:p text:style-name="P72"><text:s text:c="8"/>i, width : <text:span text:style-name="T11">INTEGER</text:span></text:p>
          <text:p text:style-name="P72"><text:s text:c="8"/>s : <text:span text:style-name="T11">STRING</text:span></text:p>
          <text:p text:style-name="P72"><text:s text:c="4"/><text:span text:style-name="T12">do</text:span></text:p>
          <text:p text:style-name="P72"><text:s text:c="8"/>stmt.<text:span text:style-name="T2">describe_results</text:span></text:p>
          <text:p text:style-name="P72"><text:s text:c="8"/><text:span text:style-name="T12">from</text:span></text:p>
          <text:p text:style-name="P72"><text:s text:c="12"/>i := 1</text:p>
          <text:p text:style-name="P72"><text:s text:c="8"/><text:span text:style-name="T12">until</text:span></text:p>
          <text:p text:style-name="P72"><text:s text:c="12"/>i &gt; stmt.<text:span text:style-name="T2">results_description</text:span>.count</text:p>
          <text:p text:style-name="P72"><text:s text:c="8"/><text:span text:style-name="T12">loop</text:span></text:p>
          <text:p text:style-name="P72"><text:s text:c="12"/>width := stmt.<text:span text:style-name="T2">results_description.item (i)</text:span>.<text:span text:style-name="T2">column_precision</text:span></text:p>
          <text:p text:style-name="P72"><text:s text:c="12"/><text:span text:style-name="T12">create</text:span> s.make (width)</text:p>
          <text:p text:style-name="P72"><text:s text:c="12"/>s.append (stmt.<text:span text:style-name="T2">results_description.item (i)</text:span>.<text:span text:style-name="T2">name</text:span>)</text:p>
          <text:p text:style-name="P72"><text:s text:c="12"/>-- pad with blanks</text:p>
          <text:p text:style-name="P72"><text:s text:c="12"/><text:span text:style-name="T12">from</text:span></text:p>
          <text:p text:style-name="P72"><text:s text:c="16"/>width := width - s.count</text:p>
          <text:p text:style-name="P72"><text:s text:c="12"/><text:span text:style-name="T12">until</text:span></text:p>
          <text:p text:style-name="P72"><text:s text:c="16"/>width &lt;= 0</text:p>
          <text:p text:style-name="P72"><text:s text:c="12"/><text:span text:style-name="T12">loop</text:span></text:p>
          <text:p text:style-name="P72"><text:s text:c="16"/>s.append_character (' ')</text:p>
          <text:p text:style-name="P72"><text:s text:c="16"/>width := width - 1</text:p>
          <text:p text:style-name="P72"><text:s text:c="12"/><text:span text:style-name="T12">end</text:span></text:p>
          <text:p text:style-name="P72"><text:s text:c="12"/>io.put_string (s)</text:p>
          <text:p text:style-name="P72"><text:s text:c="12"/><text:span text:style-name="T12">if</text:span> i &lt;= stmt.<text:span text:style-name="T18">results_description</text:span>.count <text:span text:style-name="T11">then</text:span></text:p>
          <text:p text:style-name="P72"><text:s text:c="16"/>io.put_character ('|')</text:p>
          <text:p text:style-name="P72"><text:s text:c="12"/><text:span text:style-name="T12">end</text:span></text:p>
          <text:p text:style-name="P72"><text:s text:c="12"/>i := i + 1</text:p>
          <text:p text:style-name="P72"><text:s text:c="8"/><text:span text:style-name="T12">end</text:span></text:p>
          <text:p text:style-name="P72"><text:s text:c="8"/>io.put_character ('%N')</text:p>
          <text:p text:style-name="P72"><text:s text:c="4"/><text:span text:style-name="T12">end</text:span></text:p>
          <text:p text:style-name="P43"/>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p text:style-name="Heading_20_1"/>
      <text:p text:style-name="P28">Stored procedures</text:p>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8">Let my_procedure be the procedure name, it can be called this way</text:p>
      <text:p text:style-name="P33"><text:bookmark text:name="code4"/>statement.set_sql ("{call my_procedure}")</text:p>
      <text:p text:style-name="P31">statement.execute</text:p>
      <text:p text:style-name="Standard">A procedure with parameters can be called this way</text:p>
      <text:p text:style-name="P33"><text:bookmark text:name="code5"/>statement.set_sql ("{call my_other_procedure (33,'HectoPascal')}")</text:p>
      <text:p text:style-name="P31">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p text:style-name="Heading_20_1">Transactions</text:p>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6"><text:soft-page-break/>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p text:style-name="Heading_20_1"><text:bookmark text:name="ParameterizedStmts"/>Parameterized statements</text:p>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8"><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5">can be parameterized by specifying parameter marks (the '?' character) possibly immediately followed by an name like this   </text:p>
      <text:p text:style-name="P39"><text:bookmark text:name="Code"/><text:span text:style-name="T7">INSERT INTO COPY VALUES (<text:line-break/><text:tab/></text:span><text:span text:style-name="T9">?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7">)</text:span></text:p>
      <text:p text:style-name="P16">Parameters are passed either by providing an array of ECLI_VALUE objects, or individually by name.  </text:p>
      <text:p text:style-name="Eiffel">v_isbn <text:s text:c="4"/>: <text:span text:style-name="T11">ECLI_VARCHAR</text:span></text:p>
      <text:p text:style-name="Eiffel">v_title <text:s text:c="3"/>: <text:span text:style-name="T11">ECLI_VARCHAR</text:span></text:p>
      <text:p text:style-name="Eiffel">v_author <text:s text:c="2"/>: <text:span text:style-name="T11">ECLI_VARCHAR</text:span></text:p>
      <text:p text:style-name="Eiffel">v_isbn_nvc : <text:span text:style-name="T11">ECLI_VARCHAR</text:span></text:p>
      <text:p text:style-name="Eiffel"/>
      <text:p text:style-name="Eiffel">...</text:p>
      <text:p text:style-name="Eiffel"/>
      <text:p text:style-name="Eiffel">-- create buffers</text:p>
      <text:p text:style-name="Eiffel"><text:span text:style-name="T12">create</text:span> v_isbn.make (14)</text:p>
      <text:p text:style-name="Eiffel"><text:span text:style-name="T12">create</text:span> v_title.make (100)</text:p>
      <text:p text:style-name="Eiffel"><text:span text:style-name="T12">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text:soft-page-break/></text:p>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5330629" text:continue-numbering="true" text:style-name="L4">
        <text:list-item>
          <text:p text:style-name="P47">Step 1 : parameters objects are passed in an array - <text:span text:style-name="Emphasis">set_parameters</text:span> Another way of binding is "by name" - <text:span text:style-name="Emphasis">put_parameter</text:span> </text:p>
        </text:list-item>
        <text:list-item>
          <text:p text:style-name="P43">Step 2 : Parameters must be bound.  This way, they are considered by the underlying driver as transfer buffers from the application to the database. </text:p>
        </text:list-item>
        <text:list-item>
          <text:p text:style-name="P43">Step 3 : Statement is executed </text:p>
        </text:list-item>
        <text:list-item>
          <text:p text:style-name="P43">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ext:soft-page-break/>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p text:style-name="P27"><text:bookmark text:name="Tracing_"/>Tracing</text:p>
      <text:h text:style-name="P58"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4">The trace file can be read and executed by the clisql sample application.  For example, let <text:span text:style-name="T10">/tmp/trace.sql be</text:span> the tracefile; the batch of SQL statements can be executed using this command : </text:p>
      <text:list xml:id="list35343035" text:continue-numbering="true" text:style-name="L4">
        <text:list-header>
          <text:p text:style-name="P70"><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30">select * from REGISTRATION;</text:p>
      <text:p text:style-name="P30">-- 0/0/0 0:0:0.16</text:p>
      <text:p text:style-name="P16">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59" text:outline-level="2"><text:soft-page-break/>ODBC API Tracing</text:h>
      <text:p text:style-name="P23">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Heading_20_1"><text:bookmark text:name="OptimizingforPerformance"/>Optimizing for "performance"</text:p>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5323687" text:continue-numbering="true" text:style-name="L4">
        <text:list-item>
          <text:p text:style-name="P71"><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71"><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35262064" text:style-name="L11">
        <text:list-item>
          <text:p text:style-name="P67">Scan statement </text:p>
        </text:list-item>
        <text:list-item>
          <text:p text:style-name="P69">Validate statement </text:p>
        </text:list-item>
        <text:list-item>
          <text:p text:style-name="P69">Optimize </text:p>
        </text:list-item>
        <text:list-item>
          <text:p text:style-name="P69">Generate access plan </text:p>
        </text:list-item>
        <text:list-item>
          <text:p text:style-name="P65">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1">ECLI_CHAR</text:span></text:p>
      <text:p text:style-name="Eiffel">p_name <text:s/>: <text:s text:c="2"/><text:span text:style-name="T11">ECLI_CHAR</text:span></text:p>
      <text:p text:style-name="Eiffel">p_price : <text:s text:c="2"/><text:span text:style-name="T11">ECLI_DOUBLE</text:span></text:p>
      <text:p text:style-name="Eiffel">p_bdate : <text:s text:c="2"/><text:span text:style-name="T11">ECLI_TIMESTAMP</text:span></text:p>
      <text:p text:style-name="Eiffel">p_fname : <text:s text:c="2"/><text:span text:style-name="T11">ECLI_VARCHAR</text:span></text:p>
      <text:p text:style-name="Eiffel">p_nbr : <text:s text:c="4"/><text:span text:style-name="T11">ECLI_INTEGER</text:span></text:p>
      <text:p text:style-name="Eiffel"/>
      <text:p text:style-name="Eiffel">...</text:p>
      <text:p text:style-name="Eiffel"><text:soft-page-break/></text:p>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2">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6">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6"></text:span>ECLI_SESSION<text:span text:style-name="T16"></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ext:soft-page-break/>The relationship disappears by calling ECLI_STATEMENT.close.</text:p>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p text:style-name="Heading_20_1"><text:bookmark-start text:name="ECLI_goodies"/><text:bookmark text:name="Conclusion"/>Other ECLI goodies that are not addressed by this tutorial<text:bookmark-end text:name="ECLI_goodies"/></text:p>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40"/>
      <text:p text:style-name="P40">Feature {ECLI_SESSION}.info gives access to an instance of ECLI_DBMS_INFORMATION. <text:s/>This class gives various informations about the underlying DBMS capabilities.</text:p>
      <text:p text:style-name="Heading_20_1"><text:soft-page-break/>Conclusion</text:p>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14</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CLI Tutorial</dc:title>
    <dc:date>2010-04-20T15:21:36.61</dc:date>
    <dc:creator>Paul-Georges Crismer</dc:creator>
    <meta:generator>OpenOffice.org/3.1$Win32 OpenOffice.org_project/310m19$Build-9420</meta:generator>
    <meta:editing-duration>PT21H44M34S</meta:editing-duration>
    <meta:editing-cycles>41</meta:editing-cycles>
    <meta:document-statistic meta:table-count="23" meta:image-count="2" meta:object-count="0" meta:page-count="21" meta:paragraph-count="807" meta:word-count="5221" meta:character-count="36936"/>
    <meta:user-defined meta:name="Date">10/11/96</meta:user-defined>
    <meta:user-defined meta:name="Info 3"/>
    <meta:user-defined meta:name="Info 4"/>
    <meta:user-defined meta:name="Version">8.0.3410</meta:user-defined>
  </office:meta>
</office:document-meta>
</file>